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1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/>
    <style:style style:name="ce5" style:family="table-cell" style:parent-style-name="Default" style:data-style-name="N123"/>
    <style:style style:name="ce6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5" table:default-cell-style-name="ce5"/>
        <table:table-column table:style-name="co1" table:default-cell-style-name="ce6"/>
        <table:table-column table:style-name="co1" table:number-columns-repeated="6" table:default-cell-style-name="Default"/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_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_C</text:p>
          </table:table-cell>
          <table:table-cell office:value-type="string" calcext:value-type="string">
            <text:p>Z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.000000E+00</text:p>
          </table:table-cell>
          <table:table-cell office:value-type="float" office:value="9900" calcext:value-type="float">
            <text:p>9.900E+03</text:p>
          </table:table-cell>
          <table:table-cell table:number-columns-repeated="4"/>
          <table:table-cell office:value-type="float" office:value="9900" calcext:value-type="float">
            <text:p>9900.0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734000" calcext:value-type="float">
            <text:p>7.340000E+05</text:p>
          </table:table-cell>
          <table:table-cell office:value-type="float" office:value="9200" calcext:value-type="float">
            <text:p>9.200E+03</text:p>
          </table:table-cell>
          <table:table-cell office:value-type="float" office:value="0.00009" calcext:value-type="float">
            <text:p>9.000E-05</text:p>
          </table:table-cell>
          <table:table-cell table:formula="of:=2*PI()*[.B8]*[.D8]" office:value-type="float" office:value="415.067221392284" calcext:value-type="float">
            <text:p>4.151E+02</text:p>
          </table:table-cell>
          <table:table-cell office:value-type="float" office:value="100000000000000" calcext:value-type="float">
            <text:p>1.000E+14</text:p>
          </table:table-cell>
          <table:table-cell table:formula="of:=1/(2*PI()*[.B8]*[.F8])" office:value-type="float" office:value="2.16832347536642E-021" calcext:value-type="float">
            <text:p>2.168E-21</text:p>
          </table:table-cell>
          <table:table-cell table:formula="of:=SQRT([.C8]^2 + ([.E8] - [.G8])^2)" office:value-type="float" office:value="9209.3583271732" calcext:value-type="float">
            <text:p>9209.3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734260" calcext:value-type="float">
            <text:p>7.342600E+05</text:p>
          </table:table-cell>
          <table:table-cell office:value-type="float" office:value="9150" calcext:value-type="float">
            <text:p>9.150E+03</text:p>
          </table:table-cell>
          <table:table-cell office:value-type="float" office:value="0.0000000004" calcext:value-type="float">
            <text:p>4.000E-10</text:p>
          </table:table-cell>
          <table:table-cell table:formula="of:=2*PI()*[.B9]*[.D9]" office:value-type="float" office:value="0.00184539665745987" calcext:value-type="float">
            <text:p>1.845E-03</text:p>
          </table:table-cell>
          <table:table-cell office:value-type="float" office:value="100000000000001" calcext:value-type="float">
            <text:p>1.000E+14</text:p>
          </table:table-cell>
          <table:table-cell table:formula="of:=1/(2*PI()*[.B9]*[.F9])" office:value-type="float" office:value="2.16755567635298E-021" calcext:value-type="float">
            <text:p>2.168E-21</text:p>
          </table:table-cell>
          <table:table-cell table:formula="of:=SQRT([.C9]^2 + ([.E9] - [.G9])^2)" office:value-type="float" office:value="9150.00000000019" calcext:value-type="float">
            <text:p>9150.0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67000" calcext:value-type="float">
            <text:p>2.767000E+06</text:p>
          </table:table-cell>
          <table:table-cell office:value-type="float" office:value="8300" calcext:value-type="float">
            <text:p>8.300E+03</text:p>
          </table:table-cell>
          <table:table-cell office:value-type="float" office:value="0.000000000025" calcext:value-type="float">
            <text:p>2.500E-11</text:p>
          </table:table-cell>
          <table:table-cell table:formula="of:=2*PI()*[.B10]*[.D10]" office:value-type="float" office:value="0.000434639343624148" calcext:value-type="float">
            <text:p>4.346E-04</text:p>
          </table:table-cell>
          <table:table-cell office:value-type="float" office:value="100000000000002" calcext:value-type="float">
            <text:p>1.000E+14</text:p>
          </table:table-cell>
          <table:table-cell table:formula="of:=1/(2*PI()*[.B10]*[.F10])" office:value-type="float" office:value="5.75189530509187E-022" calcext:value-type="float">
            <text:p>5.752E-22</text:p>
          </table:table-cell>
          <table:table-cell table:formula="of:=SQRT([.C10]^2 + ([.E10] - [.G10])^2)" office:value-type="float" office:value="8300.00000000001" calcext:value-type="float">
            <text:p>8300.0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0970" calcext:value-type="float">
            <text:p>3.009700E+05</text:p>
          </table:table-cell>
          <table:table-cell office:value-type="float" office:value="710" calcext:value-type="float">
            <text:p>7.100E+02</text:p>
          </table:table-cell>
          <table:table-cell office:value-type="float" office:value="0.00000012" calcext:value-type="float">
            <text:p>1.200E-07</text:p>
          </table:table-cell>
          <table:table-cell table:formula="of:=2*PI()*[.B11]*[.D11]" office:value-type="float" office:value="0.226926033828221" calcext:value-type="float">
            <text:p>2.269E-01</text:p>
          </table:table-cell>
          <table:table-cell office:value-type="float" office:value="100000000000003" calcext:value-type="float">
            <text:p>1.000E+14</text:p>
          </table:table-cell>
          <table:table-cell table:formula="of:=1/(2*PI()*[.B11]*[.F11])" office:value-type="float" office:value="5.2880666874403E-021" calcext:value-type="float">
            <text:p>5.288E-21</text:p>
          </table:table-cell>
          <table:table-cell table:formula="of:=SQRT([.C11]^2 + ([.E11] - [.G11])^2)" office:value-type="float" office:value="710.000036264383" calcext:value-type="float">
            <text:p>710.0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0970" calcext:value-type="float">
            <text:p>3.009700E+05</text:p>
          </table:table-cell>
          <table:table-cell office:value-type="float" office:value="0" calcext:value-type="float">
            <text:p>0.000E+00</text:p>
          </table:table-cell>
          <table:table-cell office:value-type="float" office:value="0.00367" calcext:value-type="float">
            <text:p>3.670E-03</text:p>
          </table:table-cell>
          <table:table-cell table:formula="of:=2*PI()*[.B12]*[.D12]" office:value-type="float" office:value="6940.15453457975" calcext:value-type="float">
            <text:p>6.940E+03</text:p>
          </table:table-cell>
          <table:table-cell office:value-type="float" office:value="100000000000004" calcext:value-type="float">
            <text:p>1.000E+14</text:p>
          </table:table-cell>
          <table:table-cell table:formula="of:=1/(2*PI()*[.B12]*[.F12])" office:value-type="float" office:value="5.28806668744024E-021" calcext:value-type="float">
            <text:p>5.288E-21</text:p>
          </table:table-cell>
          <table:table-cell table:formula="of:=SQRT([.C12]^2 + ([.E12] - [.G12])^2)" office:value-type="float" office:value="6940.15453457975" calcext:value-type="float">
            <text:p>6940.155</text:p>
          </table:table-cell>
          <table:table-cell table:formula="of:=[.H12]/(2*PI()*[.B12])" office:value-type="float" office:value="0.00367" calcext:value-type="float">
            <text:p>0.00367</text:p>
          </table:table-cell>
          <table:table-cell table:number-columns-repeated="5"/>
        </table:table-row>
        <table:table-row table:style-name="ro1">
          <table:table-cell table:number-columns-repeated="13"/>
          <table:table-cell table:formula="of:=0.0001*50" office:value-type="float" office:value="0.005" calcext:value-type="float">
            <text:p>0.005</text:p>
          </table:table-cell>
        </table:table-row>
        <table:table-row table:style-name="ro1">
          <table:table-cell/>
          <table:table-cell office:value-type="float" office:value="8998700" calcext:value-type="float">
            <text:p>8.998700E+06</text:p>
          </table:table-cell>
          <table:table-cell office:value-type="float" office:value="130" calcext:value-type="float">
            <text:p>1.300E+02</text:p>
          </table:table-cell>
          <table:table-cell office:value-type="float" office:value="0.000000177" calcext:value-type="float">
            <text:p>1.770E-07</text:p>
          </table:table-cell>
          <table:table-cell table:formula="of:=2*PI()*[.B14]*[.D14]" office:value-type="float" office:value="10.0076684333979" calcext:value-type="float">
            <text:p>1.001E+01</text:p>
          </table:table-cell>
          <table:table-cell office:value-type="float" office:value="100000000000004" calcext:value-type="float">
            <text:p>1.000E+14</text:p>
          </table:table-cell>
          <table:table-cell table:formula="of:=1/(2*PI()*[.B14]*[.F14])" office:value-type="float" office:value="1.76864372733716E-022" calcext:value-type="float">
            <text:p>1.769E-22</text:p>
          </table:table-cell>
          <table:table-cell table:formula="of:=SQRT([.C14]^2 + ([.E14] - [.G14])^2)" office:value-type="float" office:value="130.384636470225" calcext:value-type="float">
            <text:p>130.385</text:p>
          </table:table-cell>
          <table:table-cell office:value-type="string" calcext:value-type="string">
            <text:p>This is for the crystal filter</text:p>
          </table:table-cell>
          <table:table-cell table:number-columns-repeated="5"/>
        </table:table-row>
        <table:table-row table:style-name="ro1">
          <table:table-cell/>
          <table:table-cell office:value-type="float" office:value="8999167" calcext:value-type="float">
            <text:p>8.999167E+06</text:p>
          </table:table-cell>
          <table:table-cell office:value-type="float" office:value="44" calcext:value-type="float">
            <text:p>4.400E+01</text:p>
          </table:table-cell>
          <table:table-cell office:value-type="float" office:value="1E-015" calcext:value-type="float">
            <text:p>1.000E-15</text:p>
          </table:table-cell>
          <table:table-cell table:formula="of:=2*PI()*[.B15]*[.D15]" office:value-type="float" office:value="0.00000005654343387126" calcext:value-type="float">
            <text:p>5.654E-08</text:p>
          </table:table-cell>
          <table:table-cell office:value-type="float" office:value="0.00000000099" calcext:value-type="float">
            <text:p>9.900E-10</text:p>
          </table:table-cell>
          <table:table-cell table:formula="of:=1/(2*PI()*[.B15]*[.F15])" office:value-type="float" office:value="17.8641610695404" calcext:value-type="float">
            <text:p>1.786E+01</text:p>
          </table:table-cell>
          <table:table-cell table:formula="of:=SQRT([.C15]^2 + ([.E15] - [.G15])^2)" office:value-type="float" office:value="47.4881906235464" calcext:value-type="float">
            <text:p>47.488</text:p>
          </table:table-cell>
          <table:table-cell table:number-columns-repeated="6"/>
        </table:table-row>
        <table:table-row table:style-name="ro1" table:number-rows-repeated="104856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3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4">
      <number:scientific-number number:decimal-places="6" number:min-decimal-places="6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/00/0000</text:date>, <text:time style:data-style-name="N2" text:time-value="07:27:04.7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2-14T10:02:14.590000000</meta:creation-date>
    <meta:editing-duration>PT3H33M8S</meta:editing-duration>
    <meta:editing-cycles>5</meta:editing-cycles>
    <meta:generator>LibreOffice/7.1.5.2$Windows_X86_64 LibreOffice_project/85f04e9f809797b8199d13c421bd8a2b025d52b5</meta:generator>
    <dc:date>2026-02-16T07:36:51.301000000</dc:date>
    <meta:document-statistic meta:table-count="1" meta:cell-count="62" meta:object-count="0"/>
  </office:meta>
</office:document-meta>
</file>